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Greenland’s deep ice cores provide archives of paleoclimate, ice sheet configuration, and surface processes dating back to the Last Interglacial period. <text:s text:c="2"/></text:p>
      <text:p text:style-name="Normal"/>
      <text:p text:style-name="Normal">However, interpreting these archives requires a thorough understanding of the post-depositional history at a given site. </text:p>
      <text:p text:style-name="Normal"/>
      <text:p text:style-name="Normal">While basal ice layers have the potential to offer insights into relatively under-sampled periods of time, they are also subject to the greatest amounts of deformation and mixing.</text:p>
      <text:p text:style-name="Normal"/>
      <text:p text:style-name="Normal">Similarly, forward projections of the ice sheet’s response to anthropogenic warming rely on ... </text:p>
      <text:p text:style-name="Normal"/>
      <text:p text:style-name="Normal">Understanding the processes that form, deform, and modify basal ice is a critical step towards using these valuable archives to reconstruct the past history of the Greenland ice sheet and predict its response to future warming.</text:p>
      <text:p text:style-name="Normal"/>
      <text:p text:style-name="Normal"/>
      <text:p text:style-name="Normal">At the base of Greenland’s deep ice cores, we often observe a meters-thick layer of silt-rich ice overlying a much thinner layer of frozen sediment.</text:p>
      <text:p text:style-name="Normal"/>
      <text:p text:style-name="Normal">Similar layers have been observed at Camp Century (14 m), NEEM (10 m), GRIP (6.3 m), DYE-3 (24.8 m), and GISP-2 (13.1 m). </text:p>
      <text:p text:style-name="Normal"/>
      <text:p text:style-name="Normal">- of the greenland cores, there is silt-rich basal ice at camp century (14 m), neem (10 m), GRIP (6.3 m), DYE-3 (24.8 m), and GISP-2 (13.1 m)</text:p>
      <text:p text:style-name="Normal">- spanning from summit (3053 m) to the southern basin (2012 m) and the northeastern spur (1368 m)</text:p>
      <text:p text:style-name="Normal">- this suggests a mechanism for silt entrainment that is fairly universal</text:p>
      <text:p text:style-name="Normal">- here, we focus on the GISP-2 ice core as one of the most extreme examples of a cold-based environment in the ice sheet’s interior</text:p>
      <text:p text:style-name="Normal"/>
      <text:p text:style-name="Normal"/>
      <text:p text:style-name="Normal">Previous efforts have forwarded multiple hypotheses to explain the formation and prevalence of the GISP-2 basal ice</text:p>
      <text:p text:style-name="Normal">- relic ground ice and/or frozen surface water</text:p>
      <text:p text:style-name="Normal">- mixing/folding of dirty ice formed elsewhere</text:p>
      <text:p text:style-name="Normal"/>
      <text:p text:style-name="Normal">[KNOWLEDGE GAP]</text:p>
      <text:p text:style-name="Normal"/>
      <text:p text:style-name="Normal"/>
      <text:p text:style-name="Normal">While glacial geomorphology often makes the simplifying assumption that cold-based glaciers and ice sheets do not interact with underlying sediment or bedrock, ice, like most crystalline solids, experiences interfacial premelting at temperatures below its pressure-melting point. <text:line-break/>- make sure to mention Rempel (2001) on diffusion</text:p>
      <text:p text:style-name="Normal"/>
      <text:p text:style-name="Normal"/>
      <text:p text:style-name="Normal">Premelting and regelation lead to several key predictions for the basal ice layer. </text:p>
      <text:p text:style-name="Normal">- water isotopes</text:p>
      <text:p text:style-name="Normal">- frozen fringe</text:p>
      <text:p text:style-name="Normal">- crystal structure</text:p>
      <text:p text:style-name="Normal"/>
      <text:p text:style-name="Normal"/>
      <text:p text:style-name="Normal"/>
      <text:p text:style-name="Normal">In this study, we revisit the basal ice layer of the GISP-2 ice core in the context of premelting phys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